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3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5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6" style:family="table-cell" style:parent-style-name="Default" style:data-style-name="N0">
      <style:table-cell-properties fo:background-color="#158466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7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8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9" style:family="table-cell" style:parent-style-name="Default" style:data-style-name="N0">
      <style:table-cell-properties fo:background-color="#80008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0" style:family="table-cell" style:parent-style-name="Default" style:data-style-name="N0">
      <style:table-cell-properties fo:background-color="#ff8000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1" style:family="table-cell" style:parent-style-name="Default" style:data-style-name="N0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2" style:family="table-cell" style:parent-style-name="Default" style:data-style-name="N0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  <style:map style:condition="is-true-formula([.$AA$1]=1)" style:apply-style-name="sm0l" style:base-cell-address="Sheet1.B2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/>
    </style:style>
    <style:style style:name="ce17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ff00" style:vertical-align="middle"/>
    </style:style>
    <style:style style:name="ce24" style:family="table-cell" style:parent-style-name="Default">
      <style:table-cell-properties fo:background-color="#158466" style:vertical-align="middle"/>
    </style:style>
    <style:style style:name="ce25" style:family="table-cell" style:parent-style-name="Default">
      <style:table-cell-properties fo:background-color="#333333" style:vertical-align="middle"/>
    </style:style>
    <style:style style:name="ce26" style:family="table-cell" style:parent-style-name="Default">
      <style:table-cell-properties fo:background-color="#158466"/>
    </style:style>
    <style:style style:name="ce27" style:family="table-cell" style:parent-style-name="Default">
      <style:table-cell-properties fo:background-color="#333333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  <table:table-cell table:style-name="ce14" office:value-type="string" calcext:value-type="string">
            <text:p>Show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 table:formula="of:=OFFSET([.$A$26]; MATCH(COM.MICROSOFT.CONCAT([.$A2]; [.B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2]; [.C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D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E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H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2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2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2]; [.N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2]; [.O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2]; [.P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2]; [.Q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2]; [.R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2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2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2]; [.U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2]; [.V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2]; [.W$1]); [.$A$26:.$A$509]; 0)-1; [.$AA$1])" office:value-type="string" office:string-value="NA" calcext:value-type="string">
            <text:p>NA</text:p>
          </table:table-cell>
          <table:table-cell table:number-columns-repeated="2"/>
          <table:table-cell table:style-name="ce15" office:value-type="string" calcext:value-type="string">
            <text:p>Power pins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2" table:formula="of:=OFFSET([.$A$26]; MATCH(COM.MICROSOFT.CONCAT([.$A3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3]; [.C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3]; [.D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E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H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3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3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3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3]; [.N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3]; [.O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3]; [.P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3]; [.Q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3]; [.R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3]; [.S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3]; [.T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3]; [.U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3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3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Ground pins</text:p>
          </table:table-cell>
          <table:table-cell table:style-name="ce16"/>
          <table:table-cell table:number-columns-repeated="997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table:formula="of:=OFFSET([.$A$26]; MATCH(COM.MICROSOFT.CONCAT([.$A4]; [.B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4]; [.C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4]; [.D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4]; [.E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F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4]; [.G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4]; [.I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4]; [.K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4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4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4]; [.N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4]; [.O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4]; [.P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4]; [.Q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4]; [.R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4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4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4]; [.U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4]; [.V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4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7" office:value-type="string" calcext:value-type="string">
            <text:p>Bank 0</text:p>
          </table:table-cell>
          <table:table-cell table:style-name="ce17"/>
          <table:table-cell table:number-columns-repeated="997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2" table:formula="of:=OFFSET([.$A$26]; MATCH(COM.MICROSOFT.CONCAT([.$A5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5]; [.C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5]; [.D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E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F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5]; [.G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I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5]; [.K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5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M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5]; [.N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5]; [.O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5]; [.P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5]; [.Q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5]; [.R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5]; [.S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5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5]; [.U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5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5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8" office:value-type="string" calcext:value-type="string">
            <text:p>Bank 14</text:p>
          </table:table-cell>
          <table:table-cell table:style-name="ce18"/>
          <table:table-cell table:number-columns-repeated="99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2" table:formula="of:=OFFSET([.$A$26]; MATCH(COM.MICROSOFT.CONCAT([.$A6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6]; [.C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6]; [.D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6]; [.E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6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6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6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6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6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6]; [.N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6]; [.O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6]; [.P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6]; [.Q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6]; [.R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6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6]; [.T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6]; [.U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6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6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19" office:value-type="string" calcext:value-type="string">
            <text:p>Bank 13</text:p>
          </table:table-cell>
          <table:table-cell table:style-name="ce19"/>
          <table:table-cell table:number-columns-repeated="99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table:formula="of:=OFFSET([.$A$26]; MATCH(COM.MICROSOFT.CONCAT([.$A7]; [.B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7]; [.C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7]; [.D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7]; [.E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7]; [.F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7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H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7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J$1]); [.$A$26:.$A$509]; 0)-1; [.$AA$1])" office:value-type="string" office:string-value="NA" calcext:value-type="string">
            <text:p>NA</text:p>
          </table:table-cell>
          <table:table-cell table:style-name="ce6" table:formula="of:=OFFSET([.$A$26]; MATCH(COM.MICROSOFT.CONCAT([.$A7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7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M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7]; [.N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7]; [.O$1]); [.$A$26:.$A$509]; 0)-1; [.$AA$1])" office:value-type="float" office:value="0" calcext:value-type="float">
            <text:p>0</text:p>
          </table:table-cell>
          <table:table-cell table:style-name="ce10" table:formula="of:=OFFSET([.$A$26]; MATCH(COM.MICROSOFT.CONCAT([.$A7]; [.P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7]; [.Q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7]; [.R$1]); [.$A$26:.$A$509]; 0)-1; [.$AA$1])" office:value-type="string" office:string-value="NA" calcext:value-type="string">
            <text:p>NA</text:p>
          </table:table-cell>
          <table:table-cell table:style-name="ce10" table:formula="of:=OFFSET([.$A$26]; MATCH(COM.MICROSOFT.CONCAT([.$A7]; [.S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7]; [.T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7]; [.U$1]); [.$A$26:.$A$509]; 0)-1; [.$AA$1])" office:value-type="float" office:value="2" calcext:value-type="float">
            <text:p>2</text:p>
          </table:table-cell>
          <table:table-cell table:style-name="ce10" table:formula="of:=OFFSET([.$A$26]; MATCH(COM.MICROSOFT.CONCAT([.$A7]; [.V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7]; [.W$1]); [.$A$26:.$A$509]; 0)-1; [.$AA$1])" office:value-type="string" office:string-value="NA" calcext:value-type="string">
            <text:p>NA</text:p>
          </table:table-cell>
          <table:table-cell table:number-columns-repeated="2"/>
          <table:table-cell table:style-name="ce20" office:value-type="string" calcext:value-type="string">
            <text:p>Bank 15</text:p>
          </table:table-cell>
          <table:table-cell table:style-name="ce20"/>
          <table:table-cell table:number-columns-repeated="997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2" table:formula="of:=OFFSET([.$A$26]; MATCH(COM.MICROSOFT.CONCAT([.$A8]; [.B$1]); [.$A$26:.$A$509]; 0)-1; [.$AA$1])" office:value-type="float" office:value="0" calcext:value-type="float">
            <text:p>0</text:p>
          </table:table-cell>
          <table:table-cell table:style-name="ce2" table:formula="of:=OFFSET([.$A$26]; MATCH(COM.MICROSOFT.CONCAT([.$A8]; [.C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8]; [.D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8]; [.E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8]; [.F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K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8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8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8]; [.N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8]; [.O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8]; [.P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8]; [.Q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8]; [.R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8]; [.S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8]; [.T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8]; [.U$1]); [.$A$26:.$A$509]; 0)-1; [.$AA$1])" office:value-type="float" office:value="1" calcext:value-type="float">
            <text:p>1</text:p>
          </table:table-cell>
          <table:table-cell table:style-name="ce10" table:formula="of:=OFFSET([.$A$26]; MATCH(COM.MICROSOFT.CONCAT([.$A8]; [.V$1]); [.$A$26:.$A$509]; 0)-1; [.$AA$1])" office:value-type="float" office:value="3" calcext:value-type="float">
            <text:p>3</text:p>
          </table:table-cell>
          <table:table-cell table:style-name="ce10" table:formula="of:=OFFSET([.$A$26]; MATCH(COM.MICROSOFT.CONCAT([.$A8]; [.W$1]); [.$A$26:.$A$509]; 0)-1; [.$AA$1])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Bank 16</text:p>
          </table:table-cell>
          <table:table-cell table:style-name="ce21"/>
          <table:table-cell table:number-columns-repeated="99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4" table:formula="of:=OFFSET([.$A$26]; MATCH(COM.MICROSOFT.CONCAT([.$A9]; [.B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9]; [.C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9]; [.D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9]; [.E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9]; [.F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9]; [.G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9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9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9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9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9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9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9]; [.N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O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P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9]; [.Q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9]; [.R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S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9]; [.T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9]; [.U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9]; [.V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9]; [.W$1]); [.$A$26:.$A$509]; 0)-1; [.$AA$1])" office:value-type="float" office:value="1" calcext:value-type="float">
            <text:p>1</text:p>
          </table:table-cell>
          <table:table-cell/>
          <table:table-cell table:style-name="ce13"/>
          <table:table-cell table:style-name="ce22" office:value-type="string" calcext:value-type="string">
            <text:p>Bank 34</text:p>
          </table:table-cell>
          <table:table-cell table:style-name="ce22"/>
          <table:table-cell table:number-columns-repeated="6"/>
          <table:table-cell table:style-name="ce28"/>
          <table:table-cell table:number-columns-repeated="99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2" table:formula="of:=OFFSET([.$A$26]; MATCH(COM.MICROSOFT.CONCAT([.$A10]; [.B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0]; [.C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10]; [.D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0]; [.E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0]; [.F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0]; [.G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0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0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0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0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0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0]; [.M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0]; [.N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0]; [.O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10]; [.P$1]); [.$A$26:.$A$509]; 0)-1; [.$AA$1])" office:value-type="float" office:value="0" calcext:value-type="float">
            <text:p>0</text:p>
          </table:table-cell>
          <table:table-cell table:style-name="ce11" table:formula="of:=OFFSET([.$A$26]; MATCH(COM.MICROSOFT.CONCAT([.$A10]; [.Q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0]; [.R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0]; [.S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0]; [.T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0]; [.U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0]; [.V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0]; [.W$1]); [.$A$26:.$A$509]; 0)-1; [.$AA$1])"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Bank 35</text:p>
          </table:table-cell>
          <table:table-cell table:style-name="ce23"/>
          <table:table-cell table:number-columns-repeated="997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2" table:formula="of:=OFFSET([.$A$26]; MATCH(COM.MICROSOFT.CONCAT([.$A11]; [.B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1]; [.C$1]); [.$A$26:.$A$509]; 0)-1; [.$AA$1])" office:value-type="float" office:value="1" calcext:value-type="float">
            <text:p>1</text:p>
          </table:table-cell>
          <table:table-cell table:style-name="ce2" table:formula="of:=OFFSET([.$A$26]; MATCH(COM.MICROSOFT.CONCAT([.$A11]; [.D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1]; [.E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1]; [.F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1]; [.G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1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1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1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1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1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1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1]; [.N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1]; [.O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1]; [.P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1]; [.Q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1]; [.R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1]; [.S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1]; [.T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1]; [.U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1]; [.V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1]; [.W$1]); [.$A$26:.$A$509]; 0)-1; [.$AA$1])" office:value-type="float" office:value="1" calcext:value-type="float">
            <text:p>1</text:p>
          </table:table-cell>
          <table:table-cell table:number-columns-repeated="2"/>
          <table:table-cell table:style-name="ce24" office:value-type="string" calcext:value-type="string">
            <text:p>Bank 216</text:p>
          </table:table-cell>
          <table:table-cell table:style-name="ce26"/>
          <table:table-cell table:number-columns-repeated="997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2" table:formula="of:=OFFSET([.$A$26]; MATCH(COM.MICROSOFT.CONCAT([.$A12]; [.B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2]; [.C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2]; [.D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2]; [.E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2]; [.F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2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2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2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2]; [.J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2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2]; [.L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2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2]; [.N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2]; [.O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2]; [.P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2]; [.Q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2]; [.R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2]; [.S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2]; [.T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2]; [.U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2]; [.V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12]; [.W$1]); [.$A$26:.$A$509]; 0)-1; [.$AA$1])" office:value-type="string" office:string-value="NA" calcext:value-type="string">
            <text:p>NA</text:p>
          </table:table-cell>
          <table:table-cell table:number-columns-repeated="2"/>
          <table:table-cell table:style-name="ce25" office:value-type="string" calcext:value-type="string">
            <text:p>Config</text:p>
          </table:table-cell>
          <table:table-cell table:style-name="ce27"/>
          <table:table-cell table:number-columns-repeated="997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2" table:formula="of:=OFFSET([.$A$26]; MATCH(COM.MICROSOFT.CONCAT([.$A13]; [.B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3]; [.C$1]); [.$A$26:.$A$509]; 0)-1; [.$AA$1])" office:value-type="float" office:value="2" calcext:value-type="float">
            <text:p>2</text:p>
          </table:table-cell>
          <table:table-cell table:style-name="ce2" table:formula="of:=OFFSET([.$A$26]; MATCH(COM.MICROSOFT.CONCAT([.$A13]; [.D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3]; [.E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3]; [.F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3]; [.G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3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3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3]; [.J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3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3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3]; [.M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N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3]; [.O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P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3]; [.Q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3]; [.R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S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3]; [.T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3]; [.U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3]; [.V$1]); [.$A$26:.$A$509]; 0)-1; [.$AA$1])" office:value-type="float" office:value="1" calcext:value-type="float">
            <text:p>1</text:p>
          </table:table-cell>
          <table:table-cell table:style-name="ce11" table:formula="of:=OFFSET([.$A$26]; MATCH(COM.MICROSOFT.CONCAT([.$A13]; [.W$1]); [.$A$26:.$A$509]; 0)-1; [.$AA$1]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table:formula="of:=OFFSET([.$A$26]; MATCH(COM.MICROSOFT.CONCAT([.$A14]; [.B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4]; [.C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4]; [.D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4]; [.E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4]; [.F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4]; [.G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4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4]; [.I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4]; [.J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4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4]; [.L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4]; [.M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4]; [.N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4]; [.O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4]; [.P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4]; [.Q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4]; [.R$1]); [.$A$26:.$A$509]; 0)-1; [.$AA$1])" office:value-type="float" office:value="3" calcext:value-type="float">
            <text:p>3</text:p>
          </table:table-cell>
          <table:table-cell table:style-name="ce11" table:formula="of:=OFFSET([.$A$26]; MATCH(COM.MICROSOFT.CONCAT([.$A14]; [.S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4]; [.T$1]); [.$A$26:.$A$509]; 0)-1; [.$AA$1])" office:value-type="float" office:value="2" calcext:value-type="float">
            <text:p>2</text:p>
          </table:table-cell>
          <table:table-cell table:style-name="ce11" table:formula="of:=OFFSET([.$A$26]; MATCH(COM.MICROSOFT.CONCAT([.$A14]; [.U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4]; [.V$1]); [.$A$26:.$A$509]; 0)-1; [.$AA$1])" office:value-type="string" office:string-value="NA" calcext:value-type="string">
            <text:p>NA</text:p>
          </table:table-cell>
          <table:table-cell table:style-name="ce11" table:formula="of:=OFFSET([.$A$26]; MATCH(COM.MICROSOFT.CONCAT([.$A14]; [.W$1]); [.$A$26:.$A$509]; 0)-1; [.$AA$1]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table:formula="of:=OFFSET([.$A$26]; MATCH(COM.MICROSOFT.CONCAT([.$A15]; [.B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5]; [.C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5]; [.D$1]); [.$A$26:.$A$509]; 0)-1; [.$AA$1])" office:value-type="string" office:string-value="NA" calcext:value-type="string">
            <text:p>NA</text:p>
          </table:table-cell>
          <table:table-cell table:style-name="ce2" table:formula="of:=OFFSET([.$A$26]; MATCH(COM.MICROSOFT.CONCAT([.$A15]; [.E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5]; [.F$1]); [.$A$26:.$A$509]; 0)-1; [.$AA$1])" office:value-type="float" office:value="3" calcext:value-type="float">
            <text:p>3</text:p>
          </table:table-cell>
          <table:table-cell table:style-name="ce2" table:formula="of:=OFFSET([.$A$26]; MATCH(COM.MICROSOFT.CONCAT([.$A15]; [.G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15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5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5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5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5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5]; [.M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5]; [.N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5]; [.O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5]; [.P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5]; [.Q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5]; [.R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5]; [.S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5]; [.T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5]; [.U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5]; [.V$1]); [.$A$26:.$A$509]; 0)-1; [.$AA$1])" office:value-type="float" office:value="0" calcext:value-type="float">
            <text:p>0</text:p>
          </table:table-cell>
          <table:table-cell table:style-name="ce8" table:formula="of:=OFFSET([.$A$26]; MATCH(COM.MICROSOFT.CONCAT([.$A15]; [.W$1]); [.$A$26:.$A$509]; 0)-1; [.$AA$1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formula="of:=OFFSET([.$A$26]; MATCH(COM.MICROSOFT.CONCAT([.$A16]; [.B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16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6]; [.D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6]; [.E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6]; [.F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6]; [.G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6]; [.H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6]; [.I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6]; [.J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6]; [.K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6]; [.L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6]; [.M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6]; [.N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6]; [.O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16]; [.P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6]; [.Q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6]; [.R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6]; [.S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6]; [.T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16]; [.U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6]; [.V$1]); [.$A$26:.$A$509]; 0)-1; [.$AA$1])" office:value-type="float" office:value="0" calcext:value-type="float">
            <text:p>0</text:p>
          </table:table-cell>
          <table:table-cell table:style-name="ce8" table:formula="of:=OFFSET([.$A$26]; MATCH(COM.MICROSOFT.CONCAT([.$A16]; [.W$1]); [.$A$26:.$A$509]; 0)-1; [.$AA$1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table:formula="of:=OFFSET([.$A$26]; MATCH(COM.MICROSOFT.CONCAT([.$A17]; [.B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17]; [.C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7]; [.D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7]; [.E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7]; [.F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7]; [.G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7]; [.H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7]; [.I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7]; [.J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7]; [.K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7]; [.L$1]); [.$A$26:.$A$509]; 0)-1; [.$AA$1])" office:value-type="string" office:string-value="NA" calcext:value-type="string">
            <text:p>NA</text:p>
          </table:table-cell>
          <table:table-cell table:style-name="ce3" table:formula="of:=OFFSET([.$A$26]; MATCH(COM.MICROSOFT.CONCAT([.$A17]; [.M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7]; [.N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7]; [.O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7]; [.P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7]; [.Q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17]; [.R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7]; [.S$1]); [.$A$26:.$A$509]; 0)-1; [.$AA$1])" office:value-type="float" office:value="3" calcext:value-type="float">
            <text:p>3</text:p>
          </table:table-cell>
          <table:table-cell table:style-name="ce12" table:formula="of:=OFFSET([.$A$26]; MATCH(COM.MICROSOFT.CONCAT([.$A17]; [.T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7]; [.U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7]; [.V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17]; [.W$1]); [.$A$26:.$A$509]; 0)-1; [.$AA$1])" office:value-type="string" office:string-value="NA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5" table:formula="of:=OFFSET([.$A$26]; MATCH(COM.MICROSOFT.CONCAT([.$A18]; [.B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8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8]; [.D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18]; [.E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8]; [.F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8]; [.G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18]; [.H$1]); [.$A$26:.$A$509]; 0)-1; [.$AA$1])" office:value-type="string" office:string-value="NA" calcext:value-type="string">
            <text:p>NA</text:p>
          </table:table-cell>
          <table:table-cell table:style-name="ce7" table:formula="of:=OFFSET([.$A$26]; MATCH(COM.MICROSOFT.CONCAT([.$A18]; [.I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J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K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L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M$1]); [.$A$26:.$A$509]; 0)-1; [.$AA$1])" office:value-type="string" office:string-value="NA" calcext:value-type="string">
            <text:p>NA</text:p>
          </table:table-cell>
          <table:table-cell table:style-name="ce8" table:formula="of:=OFFSET([.$A$26]; MATCH(COM.MICROSOFT.CONCAT([.$A18]; [.N$1]); [.$A$26:.$A$509]; 0)-1; [.$AA$1])" office:value-type="string" office:string-value="NA" calcext:value-type="string">
            <text:p>NA</text:p>
          </table:table-cell>
          <table:table-cell table:style-name="ce4" table:formula="of:=OFFSET([.$A$26]; MATCH(COM.MICROSOFT.CONCAT([.$A18]; [.O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8]; [.P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8]; [.Q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8]; [.R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8]; [.S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8]; [.T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8]; [.U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18]; [.V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18]; [.W$1]); [.$A$26:.$A$509]; 0)-1; [.$AA$1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 table:formula="of:=OFFSET([.$A$26]; MATCH(COM.MICROSOFT.CONCAT([.$A19]; [.B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9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9]; [.D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19]; [.E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19]; [.F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9]; [.G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19]; [.H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19]; [.I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19]; [.J$1]); [.$A$26:.$A$509]; 0)-1; [.$AA$1])" office:value-type="float" office:value="3" calcext:value-type="float">
            <text:p>3</text:p>
          </table:table-cell>
          <table:table-cell table:style-name="ce9" table:formula="of:=OFFSET([.$A$26]; MATCH(COM.MICROSOFT.CONCAT([.$A19]; [.K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19]; [.L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9]; [.M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19]; [.N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9]; [.O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19]; [.P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19]; [.Q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9]; [.R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9]; [.S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9]; [.T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19]; [.U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19]; [.V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19]; [.W$1]); [.$A$26:.$A$509]; 0)-1; [.$AA$1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table:formula="of:=OFFSET([.$A$26]; MATCH(COM.MICROSOFT.CONCAT([.$A20]; [.B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20]; [.C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20]; [.D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0]; [.E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0]; [.F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20]; [.G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20]; [.H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20]; [.I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0]; [.J$1]); [.$A$26:.$A$509]; 0)-1; [.$AA$1])" office:value-type="float" office:value="3" calcext:value-type="float">
            <text:p>3</text:p>
          </table:table-cell>
          <table:table-cell table:style-name="ce9" table:formula="of:=OFFSET([.$A$26]; MATCH(COM.MICROSOFT.CONCAT([.$A20]; [.K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0]; [.L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0]; [.M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20]; [.N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0]; [.O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0]; [.P$1]); [.$A$26:.$A$509]; 0)-1; [.$AA$1])" office:value-type="float" office:value="2" calcext:value-type="float">
            <text:p>2</text:p>
          </table:table-cell>
          <table:table-cell table:style-name="ce9" table:formula="of:=OFFSET([.$A$26]; MATCH(COM.MICROSOFT.CONCAT([.$A20]; [.Q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0]; [.R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20]; [.S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0]; [.T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0]; [.U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0]; [.V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0]; [.W$1]); [.$A$26:.$A$509]; 0)-1; [.$AA$1]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table:formula="of:=OFFSET([.$A$26]; MATCH(COM.MICROSOFT.CONCAT([.$A21]; [.B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21]; [.C$1]); [.$A$26:.$A$509]; 0)-1; [.$AA$1])" office:value-type="float" office:value="0" calcext:value-type="float">
            <text:p>0</text:p>
          </table:table-cell>
          <table:table-cell table:style-name="ce5" table:formula="of:=OFFSET([.$A$26]; MATCH(COM.MICROSOFT.CONCAT([.$A21]; [.D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1]; [.E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1]; [.F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1]; [.G$1]); [.$A$26:.$A$509]; 0)-1; [.$AA$1])" office:value-type="float" office:value="2" calcext:value-type="float">
            <text:p>2</text:p>
          </table:table-cell>
          <table:table-cell table:style-name="ce5" table:formula="of:=OFFSET([.$A$26]; MATCH(COM.MICROSOFT.CONCAT([.$A21]; [.H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1]; [.I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1]; [.J$1]); [.$A$26:.$A$509]; 0)-1; [.$AA$1])" office:value-type="float" office:value="3" calcext:value-type="float">
            <text:p>3</text:p>
          </table:table-cell>
          <table:table-cell table:style-name="ce3" table:formula="of:=OFFSET([.$A$26]; MATCH(COM.MICROSOFT.CONCAT([.$A21]; [.K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1]; [.L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1]; [.M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1]; [.N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1]; [.O$1]); [.$A$26:.$A$509]; 0)-1; [.$AA$1])" office:value-type="float" office:value="0" calcext:value-type="float">
            <text:p>0</text:p>
          </table:table-cell>
          <table:table-cell table:style-name="ce4" table:formula="of:=OFFSET([.$A$26]; MATCH(COM.MICROSOFT.CONCAT([.$A21]; [.P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1]; [.Q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1]; [.R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1]; [.S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1]; [.T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21]; [.U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1]; [.V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1]; [.W$1]); [.$A$26:.$A$509]; 0)-1; [.$AA$1]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A</text:p>
          </table:table-cell>
          <table:table-cell table:style-name="ce5" table:formula="of:=OFFSET([.$A$26]; MATCH(COM.MICROSOFT.CONCAT([.$A22]; [.B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2]; [.C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2]; [.D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2]; [.E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2]; [.F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2]; [.G$1]); [.$A$26:.$A$509]; 0)-1; [.$AA$1])" office:value-type="float" office:value="2" calcext:value-type="float">
            <text:p>2</text:p>
          </table:table-cell>
          <table:table-cell table:style-name="ce3" table:formula="of:=OFFSET([.$A$26]; MATCH(COM.MICROSOFT.CONCAT([.$A22]; [.H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2]; [.I$1]); [.$A$26:.$A$509]; 0)-1; [.$AA$1])" office:value-type="float" office:value="3" calcext:value-type="float">
            <text:p>3</text:p>
          </table:table-cell>
          <table:table-cell table:style-name="ce9" table:formula="of:=OFFSET([.$A$26]; MATCH(COM.MICROSOFT.CONCAT([.$A22]; [.J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2]; [.K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2]; [.L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2]; [.M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2]; [.N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O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P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Q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2]; [.R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2]; [.S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2]; [.T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2]; [.U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2]; [.V$1]); [.$A$26:.$A$509]; 0)-1; [.$AA$1])" office:value-type="float" office:value="1" calcext:value-type="float">
            <text:p>1</text:p>
          </table:table-cell>
          <table:table-cell table:style-name="ce4" table:formula="of:=OFFSET([.$A$26]; MATCH(COM.MICROSOFT.CONCAT([.$A22]; [.W$1]); [.$A$26:.$A$509]; 0)-1; [.$AA$1])" office:value-type="string" office:string-value="NA" calcext:value-type="string">
            <text:p>NA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style-name="ce5" table:formula="of:=OFFSET([.$A$26]; MATCH(COM.MICROSOFT.CONCAT([.$A23]; [.B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3]; [.C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3]; [.D$1]); [.$A$26:.$A$509]; 0)-1; [.$AA$1])" office:value-type="float" office:value="1" calcext:value-type="float">
            <text:p>1</text:p>
          </table:table-cell>
          <table:table-cell table:style-name="ce3" table:formula="of:=OFFSET([.$A$26]; MATCH(COM.MICROSOFT.CONCAT([.$A23]; [.E$1]); [.$A$26:.$A$509]; 0)-1; [.$AA$1])" office:value-type="string" office:string-value="NA" calcext:value-type="string">
            <text:p>NA</text:p>
          </table:table-cell>
          <table:table-cell table:style-name="ce5" table:formula="of:=OFFSET([.$A$26]; MATCH(COM.MICROSOFT.CONCAT([.$A23]; [.F$1]); [.$A$26:.$A$509]; 0)-1; [.$AA$1])" office:value-type="float" office:value="1" calcext:value-type="float">
            <text:p>1</text:p>
          </table:table-cell>
          <table:table-cell table:style-name="ce5" table:formula="of:=OFFSET([.$A$26]; MATCH(COM.MICROSOFT.CONCAT([.$A23]; [.G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3]; [.H$1]); [.$A$26:.$A$509]; 0)-1; [.$AA$1])" office:value-type="float" office:value="3" calcext:value-type="float">
            <text:p>3</text:p>
          </table:table-cell>
          <table:table-cell table:style-name="ce5" table:formula="of:=OFFSET([.$A$26]; MATCH(COM.MICROSOFT.CONCAT([.$A23]; [.I$1]); [.$A$26:.$A$509]; 0)-1; [.$AA$1])" office:value-type="float" office:value="3" calcext:value-type="float">
            <text:p>3</text:p>
          </table:table-cell>
          <table:table-cell table:style-name="ce4" table:formula="of:=OFFSET([.$A$26]; MATCH(COM.MICROSOFT.CONCAT([.$A23]; [.J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3]; [.K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3]; [.L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3]; [.M$1]); [.$A$26:.$A$509]; 0)-1; [.$AA$1])" office:value-type="float" office:value="1" calcext:value-type="float">
            <text:p>1</text:p>
          </table:table-cell>
          <table:table-cell table:style-name="ce9" table:formula="of:=OFFSET([.$A$26]; MATCH(COM.MICROSOFT.CONCAT([.$A23]; [.N$1]); [.$A$26:.$A$509]; 0)-1; [.$AA$1])" office:value-type="float" office:value="0" calcext:value-type="float">
            <text:p>0</text:p>
          </table:table-cell>
          <table:table-cell table:style-name="ce3" table:formula="of:=OFFSET([.$A$26]; MATCH(COM.MICROSOFT.CONCAT([.$A23]; [.O$1]); [.$A$26:.$A$509]; 0)-1; [.$AA$1])" office:value-type="string" office:string-value="NA" calcext:value-type="string">
            <text:p>NA</text:p>
          </table:table-cell>
          <table:table-cell table:style-name="ce9" table:formula="of:=OFFSET([.$A$26]; MATCH(COM.MICROSOFT.CONCAT([.$A23]; [.P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3]; [.Q$1]); [.$A$26:.$A$509]; 0)-1; [.$AA$1])" office:value-type="float" office:value="0" calcext:value-type="float">
            <text:p>0</text:p>
          </table:table-cell>
          <table:table-cell table:style-name="ce9" table:formula="of:=OFFSET([.$A$26]; MATCH(COM.MICROSOFT.CONCAT([.$A23]; [.R$1]); [.$A$26:.$A$509]; 0)-1; [.$AA$1])" office:value-type="float" office:value="0" calcext:value-type="float">
            <text:p>0</text:p>
          </table:table-cell>
          <table:table-cell table:style-name="ce12" table:formula="of:=OFFSET([.$A$26]; MATCH(COM.MICROSOFT.CONCAT([.$A23]; [.S$1]); [.$A$26:.$A$509]; 0)-1; [.$AA$1])" office:value-type="float" office:value="2" calcext:value-type="float">
            <text:p>2</text:p>
          </table:table-cell>
          <table:table-cell table:style-name="ce4" table:formula="of:=OFFSET([.$A$26]; MATCH(COM.MICROSOFT.CONCAT([.$A23]; [.T$1]); [.$A$26:.$A$509]; 0)-1; [.$AA$1])" office:value-type="string" office:string-value="NA" calcext:value-type="string">
            <text:p>NA</text:p>
          </table:table-cell>
          <table:table-cell table:style-name="ce12" table:formula="of:=OFFSET([.$A$26]; MATCH(COM.MICROSOFT.CONCAT([.$A23]; [.U$1]); [.$A$26:.$A$509]; 0)-1; [.$AA$1])" office:value-type="float" office:value="2" calcext:value-type="float">
            <text:p>2</text:p>
          </table:table-cell>
          <table:table-cell table:style-name="ce12" table:formula="of:=OFFSET([.$A$26]; MATCH(COM.MICROSOFT.CONCAT([.$A23]; [.V$1]); [.$A$26:.$A$509]; 0)-1; [.$AA$1])" office:value-type="float" office:value="1" calcext:value-type="float">
            <text:p>1</text:p>
          </table:table-cell>
          <table:table-cell table:style-name="ce12" table:formula="of:=OFFSET([.$A$26]; MATCH(COM.MICROSOFT.CONCAT([.$A23]; [.W$1]); [.$A$26:.$A$509]; 0)-1; [.$AA$1]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VCCAU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DX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CC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GNDADC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DX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VREF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VREF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P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VN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VCCBATT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CCL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TCK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M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D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TDI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NIT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PROGRAM_B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CFGBVS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DONE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2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0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1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7</text:p>
          </table:table-cell>
          <table:table-cell office:value-type="string" calcext:value-type="string">
            <text:p>IO_0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6</text:p>
          </table:table-cell>
          <table:table-cell office:value-type="string" calcext:value-type="string">
            <text:p>IO_L1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6</text:p>
          </table:table-cell>
          <table:table-cell office:value-type="string" calcext:value-type="string">
            <text:p>IO_L1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6</text:p>
          </table:table-cell>
          <table:table-cell office:value-type="string" calcext:value-type="string">
            <text:p>IO_L2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7</text:p>
          </table:table-cell>
          <table:table-cell office:value-type="string" calcext:value-type="string">
            <text:p>IO_L2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3</text:p>
          </table:table-cell>
          <table:table-cell office:value-type="string" calcext:value-type="string">
            <text:p>IO_L3P_T0_DQS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3</text:p>
          </table:table-cell>
          <table:table-cell office:value-type="string" calcext:value-type="string">
            <text:p>IO_L3N_T0_DQS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5</text:p>
          </table:table-cell>
          <table:table-cell office:value-type="string" calcext:value-type="string">
            <text:p>IO_L4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5</text:p>
          </table:table-cell>
          <table:table-cell office:value-type="string" calcext:value-type="string">
            <text:p>IO_L4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3</text:p>
          </table:table-cell>
          <table:table-cell office:value-type="string" calcext:value-type="string">
            <text:p>IO_L5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4</text:p>
          </table:table-cell>
          <table:table-cell office:value-type="string" calcext:value-type="string">
            <text:p>IO_L5N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IO_L6P_T0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IO_L6N_T0_VREF_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1</text:p>
          </table:table-cell>
          <table:table-cell office:value-type="string" calcext:value-type="string">
            <text:p>IO_L7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2</text:p>
          </table:table-cell>
          <table:table-cell office:value-type="string" calcext:value-type="string">
            <text:p>IO_L7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9</text:p>
          </table:table-cell>
          <table:table-cell office:value-type="string" calcext:value-type="string">
            <text:p>IO_L8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0</text:p>
          </table:table-cell>
          <table:table-cell office:value-type="string" calcext:value-type="string">
            <text:p>IO_L8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0</text:p>
          </table:table-cell>
          <table:table-cell office:value-type="string" calcext:value-type="string">
            <text:p>IO_L9P_T1_DQS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1</text:p>
          </table:table-cell>
          <table:table-cell office:value-type="string" calcext:value-type="string">
            <text:p>IO_L9N_T1_DQS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IO_L10P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IO_L10N_T1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1</text:p>
          </table:table-cell>
          <table:table-cell office:value-type="string" calcext:value-type="string">
            <text:p>IO_L11P_T1_S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2</text:p>
          </table:table-cell>
          <table:table-cell office:value-type="string" calcext:value-type="string">
            <text:p>IO_L11N_T1_S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IO_L12P_T1_M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IO_L12N_T1_MRCC_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IO_L13P_T2_M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IO_L13N_T2_M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IO_L14P_T2_S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IO_L14N_T2_SRCC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IO_L15P_T2_DQS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IO_L15N_T2_DQS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O_L16P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6</text:p>
          </table:table-cell>
          <table:table-cell office:value-type="string" calcext:value-type="string">
            <text:p>IO_L16N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IO_L17P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O_L17N_T2_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IO_0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IO_L1P_T0_D00_MOSI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IO_L1N_T0_D01_DIN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IO_L2P_T0_D02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IO_L2N_T0_D03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IO_L3P_T0_DQS_PUDC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IO_L3N_T0_DQS_EMCCLK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IO_L4P_T0_D04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IO_L4N_T0_D05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IO_L5P_T0_D06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IO_L5N_T0_D07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9</text:p>
          </table:table-cell>
          <table:table-cell office:value-type="string" calcext:value-type="string">
            <text:p>IO_L6P_T0_FCS_B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0</text:p>
          </table:table-cell>
          <table:table-cell office:value-type="string" calcext:value-type="string">
            <text:p>IO_L6N_T0_D08_VREF_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IO_L7P_T1_D09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IO_L7N_T1_D10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20</text:p>
          </table:table-cell>
          <table:table-cell office:value-type="string" calcext:value-type="string">
            <text:p>IO_L8P_T1_D11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21</text:p>
          </table:table-cell>
          <table:table-cell office:value-type="string" calcext:value-type="string">
            <text:p>IO_L8N_T1_D12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21</text:p>
          </table:table-cell>
          <table:table-cell office:value-type="string" calcext:value-type="string">
            <text:p>IO_L9P_T1_DQS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22</text:p>
          </table:table-cell>
          <table:table-cell office:value-type="string" calcext:value-type="string">
            <text:p>IO_L9N_T1_DQS_D13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21</text:p>
          </table:table-cell>
          <table:table-cell office:value-type="string" calcext:value-type="string">
            <text:p>IO_L10P_T1_D14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22</text:p>
          </table:table-cell>
          <table:table-cell office:value-type="string" calcext:value-type="string">
            <text:p>IO_L10N_T1_D15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IO_L11P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IO_L11N_T1_S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O_L12P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IO_L12N_T1_MRCC_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8</text:p>
          </table:table-cell>
          <table:table-cell office:value-type="string" calcext:value-type="string">
            <text:p>IO_L13P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9</text:p>
          </table:table-cell>
          <table:table-cell office:value-type="string" calcext:value-type="string">
            <text:p>IO_L13N_T2_M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IO_L14P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IO_L14N_T2_SRCC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9</text:p>
          </table:table-cell>
          <table:table-cell office:value-type="string" calcext:value-type="string">
            <text:p>IO_L15P_T2_DQS_RDWR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20</text:p>
          </table:table-cell>
          <table:table-cell office:value-type="string" calcext:value-type="string">
            <text:p>IO_L15N_T2_DQS_DOUT_CSO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7</text:p>
          </table:table-cell>
          <table:table-cell office:value-type="string" calcext:value-type="string">
            <text:p>IO_L16P_T2_CSI_B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IO_L16N_T2_A15_D31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8</text:p>
          </table:table-cell>
          <table:table-cell office:value-type="string" calcext:value-type="string">
            <text:p>IO_L17P_T2_A14_D30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8</text:p>
          </table:table-cell>
          <table:table-cell office:value-type="string" calcext:value-type="string">
            <text:p>IO_L17N_T2_A13_D29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IO_L18P_T2_A12_D28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IO_L18N_T2_A11_D27_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O_L19P_T3_A10_D2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IO_L19N_T3_A09_D25_VREF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IO_L20P_T3_A08_D24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IO_L20N_T3_A07_D23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IO_L21P_T3_DQS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IO_L21N_T3_DQS_A06_D22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IO_L22P_T3_A05_D21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O_L22N_T3_A04_D20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O_L23P_T3_A03_D19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IO_L23N_T3_A02_D18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O_L24P_T3_A01_D17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IO_L24N_T3_A00_D16_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IO_25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IO_0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IO_L1P_T0_AD0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IO_L1N_T0_AD0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IO_L2P_T0_AD8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IO_L2N_T0_AD8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_L3P_T0_DQS_AD1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IO_L3N_T0_DQS_AD1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IO_L4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IO_L4N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IO_L5P_T0_AD9P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IO_L5N_T0_AD9N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IO_L6P_T0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IO_L6N_T0_VREF_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IO_L7P_T1_AD2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IO_L7N_T1_AD2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IO_L8P_T1_AD10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IO_L8N_T1_AD10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IO_L9P_T1_DQS_AD3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22</text:p>
          </table:table-cell>
          <table:table-cell office:value-type="string" calcext:value-type="string">
            <text:p>IO_L9N_T1_DQS_AD3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IO_L10P_T1_AD11P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IO_L10N_T1_AD11N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IO_L11P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IO_L11N_T1_S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IO_L12P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IO_L12N_T1_MRCC_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8</text:p>
          </table:table-cell>
          <table:table-cell office:value-type="string" calcext:value-type="string">
            <text:p>IO_L13P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IO_L13N_T2_M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IO_L14P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IO_L14N_T2_SRCC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IO_L15P_T2_DQS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IO_L15N_T2_DQS_ADV_B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IO_L16P_T2_A28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IO_L16N_T2_A27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IO_L17P_T2_A26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IO_L17N_T2_A25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IO_L18P_T2_A24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IO_L18N_T2_A23_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IO_L19P_T3_A22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IO_L19N_T3_A21_VREF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IO_L20P_T3_A2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IO_L20N_T3_A19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IO_L21P_T3_DQS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IO_L21N_T3_DQS_A18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IO_L22P_T3_A17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O_L22N_T3_A16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IO_L23P_T3_FO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IO_L23N_T3_FWE_B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O_L24P_T3_RS1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O_L24N_T3_RS0_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IO_25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IO_0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IO_L1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IO_L1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IO_L2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IO_L2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IO_L3P_T0_DQS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IO_L3N_T0_DQS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IO_L4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IO_L4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IO_L5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IO_L5N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IO_L6P_T0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IO_L6N_T0_VREF_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_L7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O_L7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IO_L8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IO_L8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IO_L9P_T1_DQS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IO_L9N_T1_DQS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IO_L10P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IO_L10N_T1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IO_L11P_T1_S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IO_L11N_T1_S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IO_L12P_T1_M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IO_L12N_T1_MRCC_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IO_L13P_T2_M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IO_L13N_T2_M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IO_L14P_T2_S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IO_L14N_T2_SRCC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IO_L15P_T2_DQS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IO_L15N_T2_DQS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IO_L16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IO_L16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IO_L17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IO_L17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IO_L18P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IO_L18N_T2_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IO_L19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IO_L19N_T3_VREF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IO_L20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IO_L20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IO_L21P_T3_DQS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IO_L21N_T3_DQS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IO_L22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IO_L22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IO_L23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IO_L23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IO_L24P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IO_L24N_T3_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IO_25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IO_0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IO_L1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O_L1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O_L2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IO_L2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O_L3P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O_L3N_T0_DQS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IO_L4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IO_L4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IO_L5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IO_L5N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O_L6P_T0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IO_L6N_T0_VREF_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IO_L7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IO_L7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IO_L8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IO_L8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IO_L9P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IO_L9N_T1_DQS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IO_L10P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5</text:p>
          </table:table-cell>
          <table:table-cell office:value-type="string" calcext:value-type="string">
            <text:p>IO_L10N_T1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IO_L11P_T1_S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IO_L11N_T1_S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IO_L12P_T1_M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IO_L12N_T1_MRCC_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IO_L13P_T2_M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IO_L13N_T2_M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IO_L14P_T2_S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IO_L14N_T2_SRCC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6</text:p>
          </table:table-cell>
          <table:table-cell office:value-type="string" calcext:value-type="string">
            <text:p>IO_L15P_T2_DQS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IO_L15N_T2_DQS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IO_L16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IO_L16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IO_L17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IO_L17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IO_L18P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IO_L18N_T2_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IO_L19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7</text:p>
          </table:table-cell>
          <table:table-cell office:value-type="string" calcext:value-type="string">
            <text:p>IO_L19N_T3_VREF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7</text:p>
          </table:table-cell>
          <table:table-cell office:value-type="string" calcext:value-type="string">
            <text:p>IO_L20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6</text:p>
          </table:table-cell>
          <table:table-cell office:value-type="string" calcext:value-type="string">
            <text:p>IO_L20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IO_L21P_T3_DQS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IO_L21N_T3_DQS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8</text:p>
          </table:table-cell>
          <table:table-cell office:value-type="string" calcext:value-type="string">
            <text:p>IO_L22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8</text:p>
          </table:table-cell>
          <table:table-cell office:value-type="string" calcext:value-type="string">
            <text:p>IO_L22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8</text:p>
          </table:table-cell>
          <table:table-cell office:value-type="string" calcext:value-type="string">
            <text:p>IO_L23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IO_L23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9</text:p>
          </table:table-cell>
          <table:table-cell office:value-type="string" calcext:value-type="string">
            <text:p>IO_L24P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9</text:p>
          </table:table-cell>
          <table:table-cell office:value-type="string" calcext:value-type="string">
            <text:p>IO_L24N_T3_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IO_25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IO_0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O_L1P_T0_AD4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O_L1N_T0_AD4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O_L2P_T0_AD12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O_L2N_T0_AD12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IO_L3P_T0_DQS_AD5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O_L3N_T0_DQS_AD5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IO_L4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O_L4N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IO_L5P_T0_AD13P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IO_L5N_T0_AD13N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O_L6P_T0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IO_L6N_T0_VREF_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O_L7P_T1_AD6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_L7N_T1_AD6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IO_L8P_T1_AD14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O_L8N_T1_AD14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O_L9P_T1_DQS_AD7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O_L9N_T1_DQS_AD7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IO_L10P_T1_AD15P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IO_L10N_T1_AD15N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IO_L11P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IO_L11N_T1_S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IO_L12P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IO_L12N_T1_MRCC_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IO_L13P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_L13N_T2_M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O_L14P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O_L14N_T2_SRCC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O_L15P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O_L15N_T2_DQS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IO_L16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O_L16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IO_L17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_L17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IO_L18P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IO_L18N_T2_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IO_L19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IO_L19N_T3_VREF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O_L20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O_L20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IO_L21P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IO_L21N_T3_DQS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O_L22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O_L22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O_L23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O_L23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O_L24P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IO_L24N_T3_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IO_25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MGTPTXP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MGTPRXP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MGTPTXN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GTPRXN3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MGTPTXP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MGTPRXP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MGTPTXN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GTPRXN2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MGTREFCLK0N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MGTREFCLK0P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MGTRREF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MGTREFCLK1P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MGTREFCLK1N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GTPTXP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MGTPRXP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MGTPTXN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MGTPRXN1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MGTPTXP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MGTPRXP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GTPTXN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GTPRXN0_216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MGTAVCC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MGTAVT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VCCINT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VCCAUX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VCCO_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0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4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7</text:p>
          </table:table-cell>
          <table:table-cell office:value-type="string" calcext:value-type="string">
            <text:p>VCCO_13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20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2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VCCO_14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20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VCCO_15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VCCO_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VCCO_34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CCO_35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VCCBRAM</text:p>
          </table:table-cell>
          <table:table-cell table:number-columns-repeated="6" office:value-type="string" calcext:value-type="string">
            <text:p>N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 table:number-rows-repeated="10480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W23">
            <calcext:condition calcext:apply-style-name="sm0l" calcext:value="formula-is([.$AA$1]=1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m0l" style:family="table-cell" style:parent-style-name="Default">
      <style:text-properties fo:font-size="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49.458421336</meta:creation-date>
    <dc:date>2024-04-06T15:28:37.528975786</dc:date>
    <meta:editing-duration>PT10H52M35S</meta:editing-duration>
    <meta:editing-cycles>9</meta:editing-cycles>
    <meta:generator>LibreOffice/7.3.7.2$Linux_X86_64 LibreOffice_project/30$Build-2</meta:generator>
    <meta:document-statistic meta:table-count="1" meta:cell-count="4905" meta:object-count="0"/>
  </office:meta>
</office:document-meta>
</file>